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Roboto" svg:font-family="Roboto, sans-serif"/>
    <style:font-face style:name="YouTube Noto" svg:font-family="'YouTube Noto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3300" fo:font-size="16pt" fo:font-weight="bold" officeooo:rsid="001d6c2e" officeooo:paragraph-rsid="001d6c2e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ff3300" fo:font-size="16pt" fo:font-weight="bold" officeooo:rsid="001d6c2e" officeooo:paragraph-rsid="002816bb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ff3300" fo:font-size="16pt" fo:font-weight="bold" officeooo:rsid="001d6c2e" officeooo:paragraph-rsid="0028a3f5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ff3300" fo:font-size="16pt" fo:font-weight="bold" officeooo:rsid="001d6c2e" officeooo:paragraph-rsid="002e2027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210205" officeooo:paragraph-rsid="00210205"/>
    </style:style>
    <style:style style:name="P6" style:family="paragraph" style:parent-style-name="Standard">
      <style:text-properties officeooo:rsid="0022668f" officeooo:paragraph-rsid="0022668f"/>
    </style:style>
    <style:style style:name="P7" style:family="paragraph" style:parent-style-name="Standard">
      <style:text-properties fo:color="#000000" fo:font-size="16pt" fo:font-weight="bold" officeooo:rsid="002816bb" officeooo:paragraph-rsid="002816bb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6pt" fo:font-weight="bold" officeooo:rsid="0028a3f5" officeooo:paragraph-rsid="0028a3f5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fo:font-size="16pt" fo:font-weight="normal" officeooo:rsid="002b6d8d" officeooo:paragraph-rsid="002b6d8d" style:font-size-asian="16pt" style:font-weight-asian="normal" style:font-size-complex="16pt" style:font-weight-complex="normal"/>
    </style:style>
    <style:style style:name="P10" style:family="paragraph" style:parent-style-name="Standard">
      <style:text-properties fo:color="#000000" fo:font-size="16pt" fo:font-weight="normal" officeooo:rsid="002c3bb0" officeooo:paragraph-rsid="002c3bb0" style:font-size-asian="16pt" style:font-weight-asian="normal" style:font-size-complex="16pt" style:font-weight-complex="normal"/>
    </style:style>
    <style:style style:name="P11" style:family="paragraph" style:parent-style-name="Standard">
      <style:text-properties officeooo:rsid="002816bb" officeooo:paragraph-rsid="002816bb"/>
    </style:style>
    <style:style style:name="P12" style:family="paragraph" style:parent-style-name="Standard">
      <style:text-properties fo:font-size="9pt" officeooo:rsid="002816bb" officeooo:paragraph-rsid="002816bb" style:font-size-asian="9pt" style:font-size-complex="9pt"/>
    </style:style>
    <style:style style:name="P13" style:family="paragraph" style:parent-style-name="Heading_20_2">
      <style:text-properties officeooo:rsid="0022668f" officeooo:paragraph-rsid="002266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b78e7" style:font-name="Roboto Mono" fo:font-size="10.5pt" fo:letter-spacing="normal" fo:font-style="normal" fo:font-weight="normal"/>
    </style:style>
    <style:style style:name="T3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4" style:family="text">
      <style:text-properties fo:font-variant="normal" fo:text-transform="none" fo:color="#37474f" style:font-name="Roboto Mono" fo:font-size="10.5pt" fo:letter-spacing="normal" fo:font-style="normal" fo:font-weight="bold" fo:background-color="#f7f7f7" loext:char-shading-value="0" fo:padding="0cm" fo:border="none"/>
    </style:style>
    <style:style style:name="T5" style:family="text">
      <style:text-properties fo:font-variant="normal" fo:text-transform="none" fo:color="#37474f" fo:font-size="10.5pt" fo:letter-spacing="normal" fo:font-style="normal" fo:font-weight="bold" fo:background-color="#f7f7f7" loext:char-shading-value="0" fo:padding="0cm" fo:border="none"/>
    </style:style>
    <style:style style:name="T6" style:family="text">
      <style:text-properties fo:font-variant="normal" fo:text-transform="none" fo:color="#37474f" style:font-name="Liberation Serif" fo:font-size="10.5pt" fo:letter-spacing="normal" fo:font-style="normal" fo:font-weight="bold" fo:background-color="#f7f7f7" loext:char-shading-value="0" fo:padding="0cm" fo:border="none"/>
    </style:style>
    <style:style style:name="T7" style:family="text">
      <style:text-properties fo:font-variant="normal" fo:text-transform="none" fo:color="#37474f" style:font-name="Liberation Serif" fo:letter-spacing="normal" fo:font-style="normal" fo:font-weight="bold" fo:background-color="#f7f7f7" loext:char-shading-value="0" fo:padding="0cm" fo:border="none"/>
    </style:style>
    <style:style style:name="T8" style:family="text">
      <style:text-properties fo:font-variant="normal" fo:text-transform="none" fo:color="#37474f" style:font-name="Liberation Serif" fo:font-size="11pt" fo:letter-spacing="normal" fo:font-style="normal" fo:font-weight="bold" fo:background-color="#f7f7f7" loext:char-shading-value="0" style:font-size-asian="11pt" style:font-size-complex="11pt" fo:padding="0cm" fo:border="none"/>
    </style:style>
    <style:style style:name="T9" style:family="text">
      <style:text-properties fo:font-variant="normal" fo:text-transform="none" fo:color="#212121" style:font-name="Roboto" fo:font-size="18pt" fo:font-style="normal" fo:font-weight="normal"/>
    </style:style>
    <style:style style:name="T10" style:family="text">
      <style:text-properties fo:font-variant="normal" fo:text-transform="none" fo:color="#212121" style:font-name="Roboto" fo:font-size="15pt" fo:letter-spacing="normal" fo:font-style="normal" fo:font-weight="normal"/>
    </style:style>
    <style:style style:name="T11" style:family="text">
      <style:text-properties fo:font-variant="normal" fo:text-transform="none" fo:color="#212121" style:font-name="Roboto" fo:font-size="12pt" fo:letter-spacing="normal" fo:font-style="normal" fo:font-weight="normal"/>
    </style:style>
    <style:style style:name="T12" style:family="text">
      <style:text-properties fo:font-variant="normal" fo:text-transform="none" fo:color="#212121" style:font-name="Roboto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212121" fo:font-size="12pt" fo:letter-spacing="normal" fo:font-style="normal" fo:font-weight="normal"/>
    </style:style>
    <style:style style:name="T14" style:family="text">
      <style:text-properties fo:font-variant="normal" fo:text-transform="none" fo:color="#212121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212121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212121" style:font-name="Liberation Serif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212121" style:font-name="Liberation Serif" fo:letter-spacing="normal" fo:font-style="normal" fo:font-weight="normal"/>
    </style:style>
    <style:style style:name="T18" style:family="text">
      <style:text-properties fo:font-variant="normal" fo:text-transform="none" fo:color="#212121" style:font-name="Liberation Serif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212121" style:font-name="Liberation Serif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212121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21" style:family="text">
      <style:text-properties fo:font-variant="normal" fo:text-transform="none" fo:color="#333333" style:font-name="YouTube Noto" fo:font-size="9.75pt" fo:letter-spacing="normal" fo:font-style="normal"/>
    </style:style>
    <style:style style:name="T22" style:family="text">
      <style:text-properties fo:font-variant="normal" fo:text-transform="none" fo:color="#333333" style:font-name="YouTube Noto" fo:font-size="9.75pt" fo:letter-spacing="normal" fo:font-style="normal" fo:font-weight="normal"/>
    </style:style>
    <style:style style:name="T23" style:family="text">
      <style:text-properties fo:font-variant="normal" fo:text-transform="none" fo:color="#333333" style:font-name="YouTube Noto" fo:font-size="9.75pt" fo:letter-spacing="normal" fo:font-style="normal" fo:font-weight="normal" officeooo:rsid="0029e270"/>
    </style:style>
    <style:style style:name="T24" style:family="text">
      <style:text-properties fo:font-variant="normal" fo:text-transform="none" fo:color="#000000" style:font-name="YouTube Noto" fo:font-size="15pt" fo:letter-spacing="normal" fo:font-style="normal" fo:font-weight="normal" officeooo:rsid="002c3bb0" fo:background-color="transparent" loext:char-shading-value="0" style:font-weight-asian="normal" style:font-weight-complex="normal" fo:padding="0cm" fo:border="none"/>
    </style:style>
    <style:style style:name="T25" style:family="text">
      <style:text-properties style:font-name="Liberation Serif" fo:font-size="11pt" style:font-size-asian="11pt" style:font-size-complex="11pt"/>
    </style:style>
    <style:style style:name="T26" style:family="text">
      <style:text-properties officeooo:rsid="002816bb"/>
    </style:style>
    <style:style style:name="T27" style:family="text">
      <style:text-properties officeooo:rsid="0028a3f5"/>
    </style:style>
    <style:style style:name="T28" style:family="text">
      <style:text-properties style:font-name="YouTube Noto" fo:font-size="9.75pt" fo:font-style="normal" fo:font-weight="normal"/>
    </style:style>
    <style:style style:name="T29" style:family="text">
      <style:text-properties style:font-name="YouTube Noto" fo:font-size="9.75pt" fo:font-style="normal" fo:font-weight="normal" officeooo:rsid="0029e270"/>
    </style:style>
    <style:style style:name="T30" style:family="text">
      <style:text-properties officeooo:rsid="002e20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1</text:p>
      <text:p text:style-name="Standard">Entrar <text:s/>a database y cambiar las <text:span text:style-name="T1">reglas por true</text:span>, para poder leer y escribir en la BD sin autenticación</text:p>
      <text:p text:style-name="Standard"><text:a xlink:type="simple" xlink:href="https://firebase.google.com/docs/database/web/read-and-write?hl=es-419"><text:span text:style-name="T25">https://firebase.google.com/docs/database/web/read-and-write?hl=es-419</text:span></text:a></text:p>
      <text:p text:style-name="Standard">{</text:p>
      <text:p text:style-name="Standard"><text:s text:c="2"/>"rules": {</text:p>
      <text:p text:style-name="Standard"><text:s text:c="4"/>".read": "auth != null",</text:p>
      <text:p text:style-name="Standard"><text:s text:c="4"/>".write": "auth != null"</text:p>
      <text:p text:style-name="Standard"><text:s text:c="2"/>}</text:p>
      <text:p text:style-name="Standard">}</text:p>
      <text:p text:style-name="Standard">Cambiar por true</text:p>
      <text:p text:style-name="Standard"><text:a xlink:type="simple" xlink:href="https://firebase.google.com/docs/database/security/quickstart?hl=es-419#sample-rules"><text:span text:style-name="T25">https://firebase.google.com/docs/database/security/quickstart?hl=es-419#sample-rules</text:span></text:a></text:p>
      <text:p text:style-name="Standard"/>
      <text:p text:style-name="Standard">{</text:p>
      <text:p text:style-name="Standard"><text:s text:c="2"/>"rules": {</text:p>
      <text:p text:style-name="Standard"><text:s text:c="4"/>".read": true,</text:p>
      <text:p text:style-name="Standard"><text:s text:c="4"/>".write": true,</text:p>
      <text:p text:style-name="Standard"><text:s text:c="2"/>}</text:p>
      <text:p text:style-name="Standard">}</text:p>
      <text:p text:style-name="Standard"/>
      <text:p text:style-name="Standard">json </text:p>
      <text:p text:style-name="Standard">{</text:p>
      <text:p text:style-name="Standard"><text:s text:c="2"/>"text" : "hola soy osmel"</text:p>
      <text:p text:style-name="Standard">}</text:p>
      <text:p text:style-name="P5"/>
      <text:p text:style-name="P5"/>
      <text:p text:style-name="P6"><text:span text:style-name="T1">creamos una referencia a la BD con el uso de <text:s/>firebase.database().ref().</text:span></text:p>
      <text:p text:style-name="P6">y una localizacion hija con el uso de <text:s/>.child('text');</text:p>
      <text:p text:style-name="P6">var dbRef = firebase.database().ref().child('text');</text:p>
      <text:p text:style-name="P6"/>
      <text:p text:style-name="P6">con esto ya podemos sincronizar el cambio que se produzca en la bd mediante on()</text:p>
      <text:p text:style-name="P6"><text:s/>dbRef.on('value', snap =&gt; holaMundo.innerText = snap.val() );</text:p>
      <text:p text:style-name="P6"/>
      <text:h text:style-name="P13" text:outline-level="2"><text:bookmark text:name="get_a_database_reference"/><text:span text:style-name="T9">Obtén una referencia de la base de datos</text:span></text:h>
      <text:p text:style-name="Text_20_body"><text:span text:style-name="T2">var</text:span><text:span text:style-name="T3"> database = firebase.database();</text:span></text:p>
      <text:p text:style-name="Standard"><text:span text:style-name="T19">Para recuperar los datos de Firebase, se debe </text:span><text:span text:style-name="T20">agregar un agente de escucha asíncrono</text:span><text:span text:style-name="T19"> a una </text:span><text:span text:style-name="Source_20_Text"><text:span text:style-name="T8">firebase.database.Reference</text:span></text:span><text:span text:style-name="T19">. El agente de escucha se activa una vez para el estado inicial de los datos y otra vez cuando los datos cambian.</text:span></text:p>
      <text:p text:style-name="Text_20_body"><text:line-break/></text:p>
      <text:p text:style-name="P2">Clase <text:span text:style-name="T26">2</text:span></text:p>
      <text:p text:style-name="P7">Objeto</text:p>
      <text:p text:style-name="P11"><text:s text:c="3"/>// Sincronizar cambios objeto</text:p>
      <text:p text:style-name="P11"><text:s text:c="4"/>dbRefObject.on('value', snap =&gt; {</text:p>
      <text:p text:style-name="P11"><text:s text:c="6"/>preObject.innerText = JSON.stringify(snap.val(),null, 3);</text:p>
      <text:p text:style-name="P11"><text:s text:c="6"/>console.log(snap.key+' : '+ JSON.stringify(snap.val()) <text:s/>);</text:p>
      <text:p text:style-name="P11"><text:soft-page-break/><text:s text:c="4"/>});</text:p>
      <text:p text:style-name="P12">{</text:p>
      <text:p text:style-name="P12"><text:s text:c="2"/>"objeto" :[ {</text:p>
      <text:p text:style-name="P12"><text:s text:c="4"/>"edad" : 40,</text:p>
      <text:p text:style-name="P12"><text:s text:c="4"/>"nombre" : "osmel",</text:p>
      <text:p text:style-name="P12"><text:s text:c="4"/>"sexo" : true</text:p>
      <text:p text:style-name="P12"><text:s text:c="2"/>},</text:p>
      <text:p text:style-name="P12"><text:s text:c="2"/>{</text:p>
      <text:p text:style-name="P12"><text:s text:c="4"/>"edad" : 10,</text:p>
      <text:p text:style-name="P12"><text:s text:c="4"/>"nombre" : "duvi",</text:p>
      <text:p text:style-name="P12"><text:s text:c="4"/>"sexo" : true</text:p>
      <text:p text:style-name="P12"><text:s text:c="2"/>},</text:p>
      <text:p text:style-name="P12"><text:s text:c="2"/>{</text:p>
      <text:p text:style-name="P12"><text:s text:c="4"/>"edad" : 8,</text:p>
      <text:p text:style-name="P12"><text:s text:c="4"/>"nombre" : "alex",</text:p>
      <text:p text:style-name="P12"><text:s text:c="4"/>"sexo" : true</text:p>
      <text:p text:style-name="P12"><text:s text:c="2"/>},</text:p>
      <text:p text:style-name="P12"><text:s text:c="2"/>{</text:p>
      <text:p text:style-name="P12"><text:s text:c="4"/>"edad" : 2,</text:p>
      <text:p text:style-name="P12"><text:s text:c="4"/>"nombre" : "fide",</text:p>
      <text:p text:style-name="P12"><text:s text:c="4"/>"sexo" : true</text:p>
      <text:p text:style-name="P12"><text:s text:c="2"/>}</text:p>
      <text:p text:style-name="P12"></text:p>
      <text:p text:style-name="P12">],</text:p>
      <text:p text:style-name="P12"><text:s text:c="2"/>"text" : "hola soy osmel"</text:p>
      <text:p text:style-name="P12">}</text:p>
      <text:p text:style-name="P12"/>
      <text:p text:style-name="P12"/>
      <text:p text:style-name="P3">Clase <text:span text:style-name="T27">3</text:span></text:p>
      <text:p text:style-name="P8">Lista: <text:span text:style-name="T23">A</text:span><text:span text:style-name="T22">ccediendo a la base de datos en tiempo real, en ese caso viendo como acceder y mostrar listas, mediante el </text:span><text:span text:style-name="T21">uso de los eventos Child</text:span></text:p>
      <text:p text:style-name="P9"/>
      <text:p text:style-name="P9">En la bd creas un key con un value= <text:span text:style-name="T21">{"javascript":"javascript"}</text:span></text:p>
      <text:p text:style-name="P9"/>
      <text:p text:style-name="P10"><text:a xlink:type="simple" xlink:href="https://firebase.google.com/docs/database/web/lists-of-data?hl=es-419">https://firebase.google.com/docs/database/web/lists-of-data?hl=es-419</text:a><text:span text:style-name="T21"> </text:span></text:p>
      <text:p text:style-name="P10"/>
      <text:p text:style-name="P4">Clase <text:span text:style-name="T30">4</text:span><text:bookmark text:name="eow-title"/><text:span text:style-name="T30">: </text:span><text:span text:style-name="T24">Autentificación.</text:span></text:p>
      <text:p text:style-name="P10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Mono" svg:font-family="'Roboto Mono', monospace"/>
    <style:font-face style:name="Roboto" svg:font-family="Roboto, sans-serif"/>
    <style:font-face style:name="YouTube Noto" svg:font-family="'YouTube Noto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1:16:24.670566542</meta:creation-date>
    <meta:generator>LibreOffice/4.2.8.2$Linux_X86_64 LibreOffice_project/420m0$Build-2</meta:generator>
    <dc:date>2017-08-26T23:40:28.161627150</dc:date>
    <meta:editing-duration>PT1H46M51S</meta:editing-duration>
    <meta:editing-cycles>12</meta:editing-cycles>
    <meta:document-statistic meta:table-count="0" meta:image-count="0" meta:object-count="0" meta:page-count="2" meta:paragraph-count="67" meta:word-count="270" meta:character-count="1908" meta:non-whitespace-character-count="1549"/>
  </office:meta>
</office:document-meta>
</file>